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Monospaced1" svg:font-family="Monospaced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64ae64" style:font-name="Monospaced1" fo:font-size="7pt" fo:font-style="normal" style:font-size-asian="7pt" style:font-size-complex="7pt"/>
    </style:style>
    <style:style style:name="P2" style:family="paragraph" style:parent-style-name="Preformatted_20_Text">
      <style:text-properties fo:font-variant="normal" fo:text-transform="none" fo:color="#b01813" style:font-name="Monospaced1" fo:font-size="7pt" fo:font-style="normal" style:font-size-asian="7pt" style:font-size-complex="7pt"/>
    </style:style>
    <style:style style:name="P3" style:family="paragraph" style:parent-style-name="Preformatted_20_Text">
      <style:text-properties fo:font-variant="normal" fo:text-transform="none" style:font-name="Monospaced1" fo:font-size="7pt" fo:font-style="normal" style:font-size-asian="7pt" style:font-size-complex="7pt"/>
    </style:style>
    <style:style style:name="P4" style:family="paragraph" style:parent-style-name="Preformatted_20_Text">
      <style:text-properties fo:font-variant="normal" fo:text-transform="none" style:font-name="Monospaced1" fo:font-size="7pt" style:font-size-asian="7pt" style:font-size-complex="7pt"/>
    </style:style>
    <style:style style:name="P5" style:family="paragraph" style:parent-style-name="Preformatted_20_Text">
      <style:text-properties style:font-name="Monospaced1" fo:font-size="7pt" style:font-size-asian="7pt" style:font-size-complex="7pt"/>
    </style:style>
    <style:style style:name="P6" style:family="paragraph" style:parent-style-name="Preformatted_20_Text">
      <style:paragraph-properties fo:margin-top="0cm" fo:margin-bottom="0.499cm"/>
      <style:text-properties fo:font-variant="normal" fo:text-transform="none" style:font-name="Monospaced1" fo:font-size="7pt" fo:font-style="normal" style:font-size-asian="7pt" style:font-size-complex="7pt"/>
    </style:style>
    <style:style style:name="P7" style:family="paragraph" style:parent-style-name="Standard">
      <style:text-properties style:font-name="Monospaced1" fo:font-size="7pt" style:font-size-asian="7pt" style:font-size-complex="7pt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fo:font-style="normal"/>
    </style:style>
    <style:style style:name="T4" style:family="text">
      <style:text-properties fo:color="#000000" fo:font-style="normal" style:text-underline-style="solid" style:text-underline-width="auto" style:text-underline-color="font-color"/>
    </style:style>
    <style:style style:name="T5" style:family="text">
      <style:text-properties fo:color="#000000" style:font-name="Monospaced" fo:font-style="normal"/>
    </style:style>
    <style:style style:name="T6" style:family="text">
      <style:text-properties fo:color="#000000" style:font-name="Monospaced" fo:font-style="normal" style:text-underline-style="solid" style:text-underline-width="auto" style:text-underline-color="font-color"/>
    </style:style>
    <style:style style:name="T7" style:family="text">
      <style:text-properties fo:color="#5c5c5c"/>
    </style:style>
    <style:style style:name="T8" style:family="text">
      <style:text-properties fo:color="#5c5c5c" fo:font-style="normal"/>
    </style:style>
    <style:style style:name="T9" style:family="text">
      <style:text-properties fo:color="#5c5c5c" style:font-name="Monospaced" fo:font-style="normal"/>
    </style:style>
    <style:style style:name="T10" style:family="text">
      <style:text-properties fo:color="#bc8f8f"/>
    </style:style>
    <style:style style:name="T11" style:family="text">
      <style:text-properties fo:color="#bc8f8f" fo:font-style="normal"/>
    </style:style>
    <style:style style:name="T12" style:family="text">
      <style:text-properties fo:color="#bc8f8f" style:font-name="Monospaced" fo:font-style="normal"/>
    </style:style>
    <style:style style:name="T13" style:family="text">
      <style:text-properties fo:color="#64ae64"/>
    </style:style>
    <style:style style:name="T14" style:family="text">
      <style:text-properties fo:color="#64ae64" fo:font-style="normal"/>
    </style:style>
    <style:style style:name="T15" style:family="text">
      <style:text-properties fo:color="#64ae64" style:font-name="Monospaced" fo:font-style="normal"/>
    </style:style>
    <style:style style:name="T16" style:family="text">
      <style:text-properties fo:color="#b01813"/>
    </style:style>
    <style:style style:name="T17" style:family="text">
      <style:text-properties fo:color="#4a55db"/>
    </style:style>
    <style:style style:name="T18" style:family="text">
      <style:text-properties fo:color="#4a55db" fo:font-style="normal"/>
    </style:style>
    <style:style style:name="T19" style:family="text">
      <style:text-properties fo:color="#4a55db" style:font-name="Monospaced" fo:font-style="normal"/>
    </style:style>
    <style:style style:name="T20" style:family="text">
      <style:text-properties fo:color="#834310"/>
    </style:style>
    <style:style style:name="T21" style:family="text">
      <style:text-properties fo:color="#834310" fo:font-style="normal"/>
    </style:style>
    <style:style style:name="T22" style:family="text">
      <style:text-properties fo:color="#834310" style:font-name="Monospaced" fo:font-style="normal"/>
    </style:style>
    <style:style style:name="T23" style:family="text">
      <style:text-properties fo:font-style="normal"/>
    </style:style>
    <style:style style:name="T24" style:family="text">
      <style:text-properties style:font-name="Monospaced" fo:font-style="normal"/>
    </style:style>
    <style:style style:name="T25" style:family="text">
      <style:text-properties fo:color="#32b9b9"/>
    </style:style>
    <style:style style:name="T26" style:family="text">
      <style:text-properties fo:color="#32b9b9" fo:font-style="normal"/>
    </style:style>
    <style:style style:name="T27" style:family="text">
      <style:text-properties fo:color="#32b9b9" style:font-name="Monospaced" fo:font-style="normal"/>
    </style:style>
    <style:style style:name="T28" style:family="text">
      <style:text-properties fo:color="#ffaa00" fo:font-style="normal"/>
    </style:style>
    <style:style style:name="T29" style:family="text">
      <style:text-properties fo:color="#ffaa00" style:font-name="Monospaced" fo:font-style="normal"/>
    </style:style>
    <style:style style:name="T30" style:family="text">
      <style:text-properties fo:color="#aaaaaa"/>
    </style:style>
    <style:style style:name="T31" style:family="text">
      <style:text-properties fo:color="#aaaaaa" fo:font-style="normal"/>
    </style:style>
    <style:style style:name="T32" style:family="text">
      <style:text-properties fo:color="#aaaaaa" style:font-name="Monospaced" fo:font-style="normal"/>
    </style:style>
    <style:style style:name="T33" style:family="text">
      <style:text-properties fo:font-variant="normal" fo:text-transform="none" fo:color="#64ae64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</text:p>
      <text:p text:style-name="P1">// </text:p>
      <text:p text:style-name="P1">// <text:s text:c="2"/>Example for a communication interface from ORTD using UDP datagrams to e.g.</text:p>
      <text:p text:style-name="P1">// <text:s text:c="2"/>nodejs. </text:p>
      <text:p text:style-name="P1">// <text:s text:c="2"/>webappUDP.js is the counterpart that provides a web-interface to control </text:p>
      <text:p text:style-name="P1">// <text:s text:c="2"/>a oscillator-system in this example.</text:p>
      <text:p text:style-name="P1">// </text:p>
      <text:p text:style-name="P1">// </text:p>
      <text:p text:style-name="P5"/>
      <text:p text:style-name="P1">// The name of the program</text:p>
      <text:p text:style-name="P3"><text:span text:style-name="T1">ProgramName</text:span> <text:span text:style-name="T7">=</text:span> <text:span text:style-name="T10">'UDPio'</text:span><text:span text:style-name="T1">;</text:span> <text:span text:style-name="T13">// must be the filename without .sce</text:span></text:p>
      <text:p text:style-name="P5"/>
      <text:p text:style-name="P1">// And example-system that is controlled via UDP and one step further with the Web-gui</text:p>
      <text:p text:style-name="P1">// Superblock: A more complex oscillator with damping</text:p>
      <text:p text:style-name="P3"><text:span text:style-name="T16">function</text:span> <text:span text:style-name="T17">[</text:span><text:span text:style-name="T20">sim</text:span><text:span text:style-name="T1">, </text:span><text:span text:style-name="T20">x</text:span><text:span text:style-name="T1">, </text:span><text:span text:style-name="T20">v</text:span><text:span text:style-name="T17">]</text:span><text:span text:style-name="T7">=</text:span><text:span text:style-name="T2">damped_oscillator</text:span><text:span text:style-name="T17">(</text:span><text:span text:style-name="T20">sim</text:span><text:span text:style-name="T1">, </text:span><text:span text:style-name="T20">u</text:span><text:span text:style-name="T17">)</text:span></text:p>
      <text:p text:style-name="P4"><text:s text:c="4"/><text:span text:style-name="T14">// create feedback signals</text:span></text:p>
      <text:p text:style-name="P4"><text:s text:c="4"/><text:span text:style-name="T18">[</text:span><text:span text:style-name="T21">sim</text:span><text:span text:style-name="T3">,x_feedback</text:span><text:span text:style-name="T18">]</text:span><text:span text:style-name="T23"> </text:span><text:span text:style-name="T8">=</text:span><text:span text:style-name="T23"> </text:span><text:span text:style-name="T3">libdyn_new_feedback</text:span><text:span text:style-name="T18">(</text:span><text:span text:style-name="T21">sim</text:span><text:span text:style-name="T18">)</text:span><text:span text:style-name="T3">;</text:span></text:p>
      <text:p text:style-name="P5"/>
      <text:p text:style-name="P4"><text:s text:c="8"/><text:span text:style-name="T18">[</text:span><text:span text:style-name="T21">sim</text:span><text:span text:style-name="T3">,v_feedback</text:span><text:span text:style-name="T18">]</text:span><text:span text:style-name="T23"> </text:span><text:span text:style-name="T8">=</text:span><text:span text:style-name="T23"> </text:span><text:span text:style-name="T3">libdyn_new_feedback</text:span><text:span text:style-name="T18">(</text:span><text:span text:style-name="T21">sim</text:span><text:span text:style-name="T18">)</text:span><text:span text:style-name="T3">;</text:span></text:p>
      <text:p text:style-name="P5"/>
      <text:p text:style-name="P4"><text:s text:c="12"/><text:span text:style-name="T14">// use this as a normal signal</text:span></text:p>
      <text:p text:style-name="P4"><text:s text:c="12"/><text:span text:style-name="T18">[</text:span><text:span text:style-name="T21">sim</text:span><text:span text:style-name="T3">,a</text:span><text:span text:style-name="T18">]</text:span><text:span text:style-name="T23"> </text:span><text:span text:style-name="T8">=</text:span><text:span text:style-name="T23"> </text:span><text:span text:style-name="T3">ld_add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6">list</text:span><text:span text:style-name="T18">(</text:span><text:span text:style-name="T21">u</text:span><text:span text:style-name="T3">,</text:span><text:span text:style-name="T23"> </text:span><text:span text:style-name="T3">x_feedback</text:span><text:span text:style-name="T18">)</text:span><text:span text:style-name="T3">,</text:span><text:span text:style-name="T23"> </text:span><text:span text:style-name="T18">[</text:span><text:span text:style-name="T11">1</text:span><text:span text:style-name="T3">,</text:span><text:span text:style-name="T23"> </text:span><text:span text:style-name="T8">-</text:span><text:span text:style-name="T11">1</text:span><text:span text:style-name="T18">])</text:span><text:span text:style-name="T3">;</text:span></text:p>
      <text:p text:style-name="P4"><text:s text:c="12"/><text:span text:style-name="T18">[</text:span><text:span text:style-name="T21">sim</text:span><text:span text:style-name="T3">,a</text:span><text:span text:style-name="T18">]</text:span><text:span text:style-name="T23"> </text:span><text:span text:style-name="T8">=</text:span><text:span text:style-name="T23"> </text:span><text:span text:style-name="T3">ld_add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6">list</text:span><text:span text:style-name="T18">(</text:span><text:span text:style-name="T3">a,</text:span><text:span text:style-name="T23"> </text:span><text:span text:style-name="T3">v_feedback</text:span><text:span text:style-name="T18">)</text:span><text:span text:style-name="T3">,</text:span><text:span text:style-name="T23"> </text:span><text:span text:style-name="T18">[</text:span><text:span text:style-name="T11">1</text:span><text:span text:style-name="T3">,</text:span><text:span text:style-name="T23"> </text:span><text:span text:style-name="T8">-</text:span><text:span text:style-name="T11">1</text:span><text:span text:style-name="T18">])</text:span><text:span text:style-name="T3">;</text:span></text:p>
      <text:p text:style-name="P4"><text:s text:c="4"/></text:p>
      <text:p text:style-name="P4"><text:s text:c="12"/><text:span text:style-name="T18">[</text:span><text:span text:style-name="T21">sim</text:span><text:span text:style-name="T3">,</text:span><text:span text:style-name="T21">v</text:span><text:span text:style-name="T18">]</text:span><text:span text:style-name="T23"> </text:span><text:span text:style-name="T8">=</text:span><text:span text:style-name="T23"> </text:span><text:span text:style-name="T3">ld_z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a,</text:span><text:span text:style-name="T23"> </text:span><text:span text:style-name="T11">1</text:span><text:span text:style-name="T8">/</text:span><text:span text:style-name="T18">(</text:span><text:span text:style-name="T3">z</text:span><text:span text:style-name="T8">-</text:span><text:span text:style-name="T11">1</text:span><text:span text:style-name="T18">)</text:span><text:span text:style-name="T23"> </text:span><text:span text:style-name="T8">*</text:span><text:span text:style-name="T23"> </text:span><text:span text:style-name="T3">T_a</text:span><text:span text:style-name="T23"> </text:span><text:span text:style-name="T18">)</text:span><text:span text:style-name="T3">;</text:span><text:span text:style-name="T23"> </text:span><text:span text:style-name="T14">// Integrator approximation</text:span></text:p>
      <text:p text:style-name="P4"><text:s text:c="4"/></text:p>
      <text:p text:style-name="P4"><text:s text:c="12"/><text:span text:style-name="T14">// feedback gain</text:span></text:p>
      <text:p text:style-name="P4"><text:s text:c="12"/><text:span text:style-name="T18">[</text:span><text:span text:style-name="T21">sim</text:span><text:span text:style-name="T3">,v_gain</text:span><text:span text:style-name="T18">]</text:span><text:span text:style-name="T23"> </text:span><text:span text:style-name="T8">=</text:span><text:span text:style-name="T23"> </text:span><text:span text:style-name="T3">ld_gain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1">v</text:span><text:span text:style-name="T3">,</text:span><text:span text:style-name="T23"> </text:span><text:span text:style-name="T11">0.1</text:span><text:span text:style-name="T18">)</text:span><text:span text:style-name="T3">;</text:span></text:p>
      <text:p text:style-name="P4"><text:s text:c="4"/></text:p>
      <text:p text:style-name="P4"><text:s text:c="12"/><text:span text:style-name="T14">// close loop v_gain = v_feedback</text:span></text:p>
      <text:p text:style-name="P4"><text:s text:c="8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ibdyn_close_loop</text:span><text:span text:style-name="T18">(</text:span><text:span text:style-name="T21">sim</text:span><text:span text:style-name="T3">,</text:span><text:span text:style-name="T23"> </text:span><text:span text:style-name="T3">v_gain,</text:span><text:span text:style-name="T23"> </text:span><text:span text:style-name="T3">v_feedback</text:span><text:span text:style-name="T18">)</text:span><text:span text:style-name="T3">;</text:span></text:p>
      <text:p text:style-name="P4"><text:s text:c="4"/></text:p>
      <text:p text:style-name="P4"><text:s text:c="4"/></text:p>
      <text:p text:style-name="P4"><text:s text:c="8"/><text:span text:style-name="T18">[</text:span><text:span text:style-name="T21">sim</text:span><text:span text:style-name="T3">,</text:span><text:span text:style-name="T21">x</text:span><text:span text:style-name="T18">]</text:span><text:span text:style-name="T23"> </text:span><text:span text:style-name="T8">=</text:span><text:span text:style-name="T23"> </text:span><text:span text:style-name="T3">ld_z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1">v</text:span><text:span text:style-name="T3">,</text:span><text:span text:style-name="T23"> </text:span><text:span text:style-name="T11">1</text:span><text:span text:style-name="T8">/</text:span><text:span text:style-name="T18">(</text:span><text:span text:style-name="T3">z</text:span><text:span text:style-name="T8">-</text:span><text:span text:style-name="T11">1</text:span><text:span text:style-name="T18">)</text:span><text:span text:style-name="T23"> </text:span><text:span text:style-name="T8">*</text:span><text:span text:style-name="T23"> </text:span><text:span text:style-name="T3">T_a</text:span><text:span text:style-name="T23"> </text:span><text:span text:style-name="T18">)</text:span><text:span text:style-name="T3">;</text:span><text:span text:style-name="T23"> </text:span><text:span text:style-name="T14">// Integrator approximation <text:s/></text:span></text:p>
      <text:p text:style-name="P4"><text:s text:c="4"/></text:p>
      <text:p text:style-name="P4"><text:s text:c="8"/><text:span text:style-name="T14">// feedback gain</text:span></text:p>
      <text:p text:style-name="P4"><text:s text:c="8"/><text:span text:style-name="T18">[</text:span><text:span text:style-name="T21">sim</text:span><text:span text:style-name="T3">,x_gain</text:span><text:span text:style-name="T18">]</text:span><text:span text:style-name="T23"> </text:span><text:span text:style-name="T8">=</text:span><text:span text:style-name="T23"> </text:span><text:span text:style-name="T3">ld_gain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1">x</text:span><text:span text:style-name="T3">,</text:span><text:span text:style-name="T23"> </text:span><text:span text:style-name="T11">0.6</text:span><text:span text:style-name="T18">)</text:span><text:span text:style-name="T3">;</text:span></text:p>
      <text:p text:style-name="P4"><text:s text:c="4"/></text:p>
      <text:p text:style-name="P4"><text:s text:c="4"/><text:span text:style-name="T14">// close loop x_gain = x_feedback</text:span></text:p>
      <text:p text:style-name="P4"><text:s text:c="4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ibdyn_close_loop</text:span><text:span text:style-name="T18">(</text:span><text:span text:style-name="T21">sim</text:span><text:span text:style-name="T3">,</text:span><text:span text:style-name="T23"> </text:span><text:span text:style-name="T3">x_gain,</text:span><text:span text:style-name="T23"> </text:span><text:span text:style-name="T3">x_feedback</text:span><text:span text:style-name="T18">)</text:span><text:span text:style-name="T3">;</text:span></text:p>
      <text:p text:style-name="P2">endfunction</text:p>
      <text:p text:style-name="P5"/>
      <text:p text:style-name="P1">// Send a signal via UDP, a simple protocoll is defined</text:p>
      <text:p text:style-name="P3"><text:span text:style-name="T16">function</text:span> <text:span text:style-name="T17">[</text:span><text:span text:style-name="T20">sim</text:span><text:span text:style-name="T17">]</text:span><text:span text:style-name="T7">=</text:span><text:span text:style-name="T2">SendUDP</text:span><text:span text:style-name="T17">(</text:span><text:span text:style-name="T20">sim</text:span><text:span text:style-name="T1">, </text:span><text:span text:style-name="T20">Signal</text:span><text:span text:style-name="T1">, </text:span><text:span text:style-name="T20">NValues_send</text:span><text:span text:style-name="T17">)</text:span></text:p>
      <text:p text:style-name="P4"><text:s text:c="2"/><text:span text:style-name="T18">[</text:span><text:span text:style-name="T21">sim</text:span><text:span text:style-name="T3">,one</text:span><text:span text:style-name="T18">]</text:span><text:span text:style-name="T23"> </text:span><text:span text:style-name="T8">=</text:span><text:span text:style-name="T23"> </text:span><text:span text:style-name="T3">ld_const</text:span><text:span text:style-name="T18">(</text:span><text:span text:style-name="T21">sim</text:span><text:span text:style-name="T3">,</text:span><text:span text:style-name="T23"> </text:span><text:span text:style-name="T11">0</text:span><text:span text:style-name="T3">,</text:span><text:span text:style-name="T23"> </text:span><text:span text:style-name="T11">1</text:span><text:span text:style-name="T18">)</text:span><text:span text:style-name="T3">;</text:span></text:p>
      <text:p text:style-name="P5"/>
      <text:p text:style-name="P4"><text:s text:c="2"/><text:span text:style-name="T14">// Packet counter, so the order of the network packages can be determined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Counter</text:span><text:span text:style-name="T18">]</text:span><text:span text:style-name="T23"> </text:span><text:span text:style-name="T8">=</text:span><text:span text:style-name="T23"> </text:span><text:span text:style-name="T3">ld_modcounter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in</text:span><text:span text:style-name="T8">=</text:span><text:span text:style-name="T3">one,</text:span><text:span text:style-name="T23"> </text:span><text:span text:style-name="T3">initial_count</text:span><text:span text:style-name="T8">=</text:span><text:span text:style-name="T11">0</text:span><text:span text:style-name="T3">,</text:span><text:span text:style-name="T23"> </text:span><text:span text:style-name="T3">mod</text:span><text:span text:style-name="T8">=</text:span><text:span text:style-name="T11">100000</text:span><text:span text:style-name="T18">)</text:span><text:span text:style-name="T3">;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Counter_int32</text:span><text:span text:style-name="T18">]</text:span><text:span text:style-name="T23"> </text:span><text:span text:style-name="T8">=</text:span><text:span text:style-name="T23"> </text:span><text:span text:style-name="T3">ld_ceilInt32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Counter</text:span><text:span text:style-name="T18">)</text:span><text:span text:style-name="T3">;</text:span></text:p>
      <text:p text:style-name="P5"/>
      <text:p text:style-name="P4"><text:s text:c="2"/><text:span text:style-name="T14">// Source ID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SourceID</text:span><text:span text:style-name="T18">]</text:span><text:span text:style-name="T23"> </text:span><text:span text:style-name="T8">=</text:span><text:span text:style-name="T23"> </text:span><text:span text:style-name="T3">ld_const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11">4</text:span><text:span text:style-name="T18">)</text:span><text:span text:style-name="T3">;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SourceID_int32</text:span><text:span text:style-name="T18">]</text:span><text:span text:style-name="T23"> </text:span><text:span text:style-name="T8">=</text:span><text:span text:style-name="T23"> </text:span><text:span text:style-name="T3">ld_ceilInt32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SourceID</text:span><text:span text:style-name="T18">)</text:span><text:span text:style-name="T3">;</text:span></text:p>
      <text:p text:style-name="P5"/>
      <text:p text:style-name="P4"><text:s text:c="2"/><text:span text:style-name="T14">// Sender ID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SenderID</text:span><text:span text:style-name="T18">]</text:span><text:span text:style-name="T23"> </text:span><text:span text:style-name="T8">=</text:span><text:span text:style-name="T23"> </text:span><text:span text:style-name="T3">ld_const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11">1295793</text:span><text:span text:style-name="T18">)</text:span><text:span text:style-name="T3">;</text:span><text:span text:style-name="T23"> </text:span><text:span text:style-name="T14">// random number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SenderID_int32</text:span><text:span text:style-name="T18">]</text:span><text:span text:style-name="T23"> </text:span><text:span text:style-name="T8">=</text:span><text:span text:style-name="T23"> </text:span><text:span text:style-name="T3">ld_ceilInt32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SenderID</text:span><text:span text:style-name="T18">)</text:span><text:span text:style-name="T3">;</text:span></text:p>
      <text:p text:style-name="P5"/>
      <text:p text:style-name="P4"><text:s text:c="2"/><text:span text:style-name="T14">// print data</text:span></text:p>
      <text:p text:style-name="P4"><text:s text:c="2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prin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1">Signal</text:span><text:span text:style-name="T3">,</text:span><text:span text:style-name="T23"> </text:span><text:span text:style-name="T11">"Signal to send = "</text:span><text:span text:style-name="T3">,</text:span><text:span text:style-name="T23"> </text:span><text:span text:style-name="T21">NValues_send</text:span><text:span text:style-name="T18">)</text:span><text:span text:style-name="T3">;</text:span></text:p>
      <text:p text:style-name="P5"/>
      <text:p text:style-name="P4"><text:s text:c="2"/><text:span text:style-name="T14">// make a binary structure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Data,</text:span><text:span text:style-name="T23"> </text:span><text:span text:style-name="T3">NBytes</text:span><text:span text:style-name="T18">]</text:span><text:span text:style-name="T23"> </text:span><text:span text:style-name="T8">=</text:span><text:span text:style-name="T23"> </text:span><text:span text:style-name="T3">ld_ConcateData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8">...</text:span></text:p>
      <text:p text:style-name="P4"><text:s text:c="25"/><text:span text:style-name="T3">inlist</text:span><text:span text:style-name="T8">=</text:span><text:span text:style-name="T26">list</text:span><text:span text:style-name="T18">(</text:span><text:span text:style-name="T3">SenderID_int32,</text:span><text:span text:style-name="T23"> </text:span><text:span text:style-name="T3">Counter_int32,</text:span><text:span text:style-name="T23"> </text:span><text:span text:style-name="T3">SourceID_int32,</text:span><text:span text:style-name="T23"> </text:span><text:span text:style-name="T21">Signal</text:span><text:span text:style-name="T23"> </text:span><text:span text:style-name="T18">)</text:span><text:span text:style-name="T3">,</text:span><text:span text:style-name="T23"> </text:span></text:p>
      <text:p text:style-name="P4"><text:span text:style-name="T3"><text:s text:c="25"/>insizes</text:span><text:span text:style-name="T8">=</text:span><text:span text:style-name="T18">[</text:span><text:span text:style-name="T11">1</text:span><text:span text:style-name="T3">,</text:span><text:span text:style-name="T11">1</text:span><text:span text:style-name="T3">,</text:span><text:span text:style-name="T11">1</text:span><text:span text:style-name="T3">,</text:span><text:span text:style-name="T21">NValues_send</text:span><text:span text:style-name="T18">]</text:span><text:span text:style-name="T3">,</text:span><text:span text:style-name="T23"> </text:span><text:span text:style-name="T28">...</text:span></text:p>
      <text:p text:style-name="P4"><text:s text:c="25"/><text:span text:style-name="T3">intypes</text:span><text:span text:style-name="T8">=</text:span><text:span text:style-name="T18">[</text:span><text:span text:style-name="T23"> </text:span><text:span text:style-name="T3">ORTD</text:span><text:span text:style-name="T8">.</text:span><text:span text:style-name="T31">DATATYPE_INT32</text:span><text:span text:style-name="T3">,</text:span><text:span text:style-name="T23"> </text:span><text:span text:style-name="T3">ORTD</text:span><text:span text:style-name="T8">.</text:span><text:span text:style-name="T31">DATATYPE_INT32</text:span><text:span text:style-name="T3">,</text:span><text:span text:style-name="T23"> </text:span><text:span text:style-name="T3">ORTD</text:span><text:span text:style-name="T8">.</text:span><text:span text:style-name="T31">DATATYPE_INT32</text:span><text:span text:style-name="T3">,</text:span></text:p>
      <text:p text:style-name="P4"><text:span text:style-name="T3"><text:s text:c="22"/></text:span><text:span text:style-name="T23"><text:s text:c="13"/></text:span><text:span text:style-name="T3">ORTD</text:span><text:span text:style-name="T8">.</text:span><text:span text:style-name="T31">DATATYPE_FLOAT</text:span><text:span text:style-name="T23"> </text:span><text:span text:style-name="T18">]</text:span><text:span text:style-name="T23"> </text:span><text:span text:style-name="T18">)</text:span><text:span text:style-name="T3">;</text:span></text:p>
      <text:p text:style-name="P5"/>
      <text:p text:style-name="P4"><text:s text:c="2"/><text:span text:style-name="T26">printf</text:span><text:span text:style-name="T18">(</text:span><text:span text:style-name="T11">"The size of the UDP-packets will be %d bytes.\n"</text:span><text:span text:style-name="T3">,</text:span><text:span text:style-name="T23"> </text:span><text:span text:style-name="T3">NBytes</text:span><text:span text:style-name="T18">)</text:span><text:span text:style-name="T3">;</text:span></text:p>
      <text:p text:style-name="P5"/>
      <text:p text:style-name="P4"><text:s text:c="2"/><text:span text:style-name="T14">// send to the network 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NBytes__</text:span><text:span text:style-name="T18">]</text:span><text:span text:style-name="T23"> </text:span><text:span text:style-name="T8">=</text:span><text:span text:style-name="T23"> </text:span><text:span text:style-name="T3">ld_constvecInt32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vec</text:span><text:span text:style-name="T8">=</text:span><text:span text:style-name="T3">NBytes</text:span><text:span text:style-name="T18">)</text:span><text:span text:style-name="T3">;</text:span><text:span text:style-name="T23"> </text:span></text:p>
      <text:p text:style-name="P4"><text:s text:c="2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UDPSocket_SendTo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SendSize</text:span><text:span text:style-name="T8">=</text:span><text:span text:style-name="T3">NBytes__,</text:span><text:span text:style-name="T23"> </text:span><text:span text:style-name="T3">ObjectIdentifyer</text:span><text:span text:style-name="T8">=</text:span><text:span text:style-name="T11">"aSocket"</text:span><text:span text:style-name="T3">,</text:span><text:span text:style-name="T23"> </text:span><text:span text:style-name="T28">...</text:span></text:p>
      <text:p text:style-name="P4"><text:s text:c="30"/><text:span text:style-name="T3">hostname</text:span><text:span text:style-name="T8">=</text:span><text:span text:style-name="T11">"127.0.0.1"</text:span><text:span text:style-name="T3">,</text:span><text:span text:style-name="T23"> </text:span><text:span text:style-name="T3">UDPPort</text:span><text:span text:style-name="T8">=</text:span><text:span text:style-name="T11">10000</text:span><text:span text:style-name="T3">,</text:span><text:span text:style-name="T23"> </text:span><text:span text:style-name="T3">in</text:span><text:span text:style-name="T8">=</text:span><text:span text:style-name="T3">Data,</text:span><text:span text:style-name="T23"> </text:span><text:span text:style-name="T28">...</text:span></text:p>
      <text:p text:style-name="P4"><text:s text:c="30"/><text:span text:style-name="T3">insize</text:span><text:span text:style-name="T8">=</text:span><text:span text:style-name="T3">NBytes</text:span><text:span text:style-name="T18">)</text:span><text:span text:style-name="T3">;</text:span></text:p>
      <text:p text:style-name="P2">endfunc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16">function</text:span> <text:span text:style-name="T17">[</text:span><text:span text:style-name="T20">sim</text:span><text:span text:style-name="T1">, </text:span><text:span text:style-name="T20">outlist</text:span><text:span text:style-name="T1">, </text:span><text:span text:style-name="T20">userdata</text:span><text:span text:style-name="T17">]</text:span><text:span text:style-name="T7">=</text:span><text:span text:style-name="T2">UDPReceiverThread</text:span><text:span text:style-name="T17">(</text:span><text:span text:style-name="T20">sim</text:span><text:span text:style-name="T1">, </text:span><text:span text:style-name="T20">inlist</text:span><text:span text:style-name="T1">, </text:span><text:span text:style-name="T20">userdata</text:span><text:span text:style-name="T17">)</text:span></text:p>
      <text:p text:style-name="P4"><text:s text:c="2"/><text:span text:style-name="T14">// This will run in a thread. Each time a UDP-packet is received </text:span></text:p>
      <text:p text:style-name="P4"><text:s text:c="2"/><text:span text:style-name="T14">// one simulation step is performed. Herein, the packet is parsed</text:span></text:p>
      <text:p text:style-name="P4"><text:s text:c="2"/><text:span text:style-name="T14">// and the contained parameters are stored into a memory.</text:span></text:p>
      <text:p text:style-name="P5"/>
      <text:p text:style-name="P4"><text:s text:c="2"/><text:span text:style-name="T14">// Sync the simulation to incomming UDP-packets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Data,</text:span><text:span text:style-name="T23"> </text:span><text:span text:style-name="T3">SrcAddr</text:span><text:span text:style-name="T18">]</text:span><text:span text:style-name="T23"> </text:span><text:span text:style-name="T8">=</text:span><text:span text:style-name="T23"> </text:span><text:span text:style-name="T3">ld_UDPSocket_Recv</text:span><text:span text:style-name="T18">(</text:span><text:span text:style-name="T21">sim</text:span><text:span text:style-name="T3">,</text:span><text:span text:style-name="T23"> </text:span><text:span text:style-name="T11">0</text:span><text:span text:style-name="T3">,</text:span><text:span text:style-name="T23"> </text:span><text:span text:style-name="T3">ObjectIdentifyer</text:span><text:span text:style-name="T8">=</text:span><text:span text:style-name="T11">"aSocket"</text:span><text:span text:style-name="T3">,</text:span><text:span text:style-name="T23"> </text:span><text:span text:style-name="T3">outsize</text:span><text:span text:style-name="T8">=</text:span><text:span text:style-name="T11">4</text:span><text:span text:style-name="T8">+</text:span><text:span text:style-name="T11">4</text:span><text:span text:style-name="T8">+</text:span><text:span text:style-name="T11">4</text:span><text:span text:style-name="T8">+</text:span><text:span text:style-name="T3">Nvalues_recv</text:span><text:span text:style-name="T8">*</text:span><text:span text:style-name="T11">8</text:span><text:span text:style-name="T23"> </text:span><text:span text:style-name="T18">)</text:span><text:span text:style-name="T3">;</text:span></text:p>
      <text:p text:style-name="P5"/>
      <text:p text:style-name="P4"><text:s text:c="2"/><text:span text:style-name="T14">// disassemble packet's structure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DisAsm</text:span><text:span text:style-name="T18">]</text:span><text:span text:style-name="T23"> </text:span><text:span text:style-name="T8">=</text:span><text:span text:style-name="T23"> </text:span><text:span text:style-name="T3">ld_DisassembleData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in</text:span><text:span text:style-name="T8">=</text:span><text:span text:style-name="T3">Data,</text:span><text:span text:style-name="T23"> </text:span><text:span text:style-name="T28">...</text:span></text:p>
      <text:p text:style-name="P4"><text:s text:c="25"/><text:span text:style-name="T3">outsizes</text:span><text:span text:style-name="T8">=</text:span><text:span text:style-name="T18">[</text:span><text:span text:style-name="T11">1</text:span><text:span text:style-name="T3">,</text:span><text:span text:style-name="T11">1</text:span><text:span text:style-name="T3">,</text:span><text:span text:style-name="T11">1</text:span><text:span text:style-name="T3">,Nvalues_recv</text:span><text:span text:style-name="T18">]</text:span><text:span text:style-name="T3">,</text:span><text:span text:style-name="T23"> </text:span><text:span text:style-name="T28">...</text:span></text:p>
      <text:p text:style-name="P4"><text:s text:c="25"/><text:span text:style-name="T3">outtypes</text:span><text:span text:style-name="T8">=</text:span><text:span text:style-name="T18">[</text:span><text:span text:style-name="T23"> </text:span><text:span text:style-name="T3">ORTD</text:span><text:span text:style-name="T8">.</text:span><text:span text:style-name="T31">DATATYPE_INT32</text:span><text:span text:style-name="T3">,</text:span><text:span text:style-name="T23"> </text:span><text:span text:style-name="T3">ORTD</text:span><text:span text:style-name="T8">.</text:span><text:span text:style-name="T31">DATATYPE_INT32</text:span><text:span text:style-name="T3">,</text:span><text:span text:style-name="T23"> </text:span><text:span text:style-name="T3">ORTD</text:span><text:span text:style-name="T8">.</text:span><text:span text:style-name="T31">DATATYPE_INT32</text:span><text:span text:style-name="T3">,</text:span><text:span text:style-name="T23"> </text:span><text:span text:style-name="T3">ORTD</text:span><text:span text:style-name="T8">.</text:span><text:span text:style-name="T31">DATATYPE_FLOAT</text:span><text:span text:style-name="T23"> </text:span><text:span text:style-name="T18">]</text:span><text:span text:style-name="T23"> </text:span><text:span text:style-name="T18">)</text:span><text:span text:style-name="T3">;</text:span></text:p>
      <text:p text:style-name="P5"/>
      <text:p text:style-name="P4"><text:s text:c="2"/><text:span text:style-name="T18">[</text:span><text:span text:style-name="T21">sim</text:span><text:span text:style-name="T3">,</text:span><text:span text:style-name="T23"> </text:span><text:span text:style-name="T3">DisAsm</text:span><text:span text:style-name="T18">(</text:span><text:span text:style-name="T11">1</text:span><text:span text:style-name="T18">)]</text:span><text:span text:style-name="T23"> </text:span><text:span text:style-name="T8">=</text:span><text:span text:style-name="T23"> </text:span><text:span text:style-name="T3">ld_Int32ToFloat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DisAsm</text:span><text:span text:style-name="T18">(</text:span><text:span text:style-name="T11">1</text:span><text:span text:style-name="T18">)</text:span><text:span text:style-name="T23"> </text:span><text:span text:style-name="T18">)</text:span><text:span text:style-name="T3">;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DisAsm</text:span><text:span text:style-name="T18">(</text:span><text:span text:style-name="T11">2</text:span><text:span text:style-name="T18">)]</text:span><text:span text:style-name="T23"> </text:span><text:span text:style-name="T8">=</text:span><text:span text:style-name="T23"> </text:span><text:span text:style-name="T3">ld_Int32ToFloat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DisAsm</text:span><text:span text:style-name="T18">(</text:span><text:span text:style-name="T11">2</text:span><text:span text:style-name="T18">)</text:span><text:span text:style-name="T23"> </text:span><text:span text:style-name="T18">)</text:span><text:span text:style-name="T3">;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DisAsm</text:span><text:span text:style-name="T18">(</text:span><text:span text:style-name="T11">3</text:span><text:span text:style-name="T18">)]</text:span><text:span text:style-name="T23"> </text:span><text:span text:style-name="T8">=</text:span><text:span text:style-name="T23"> </text:span><text:span text:style-name="T3">ld_Int32ToFloat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DisAsm</text:span><text:span text:style-name="T18">(</text:span><text:span text:style-name="T11">3</text:span><text:span text:style-name="T18">)</text:span><text:span text:style-name="T23"> </text:span><text:span text:style-name="T18">)</text:span><text:span text:style-name="T3">;</text:span></text:p>
      <text:p text:style-name="P5"/>
      <text:p text:style-name="P4"><text:s text:c="2"/><text:span text:style-name="T14">// print the contents</text:span></text:p>
      <text:p text:style-name="P4"><text:s text:c="2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prin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DisAsm</text:span><text:span text:style-name="T18">(</text:span><text:span text:style-name="T11">1</text:span><text:span text:style-name="T18">)</text:span><text:span text:style-name="T3">,</text:span><text:span text:style-name="T23"> </text:span><text:span text:style-name="T11">"DisAsm(1) (SenderID) <text:s text:c="6"/>= "</text:span><text:span text:style-name="T3">,</text:span><text:span text:style-name="T23"> </text:span><text:span text:style-name="T11">1</text:span><text:span text:style-name="T18">)</text:span><text:span text:style-name="T3">;</text:span></text:p>
      <text:p text:style-name="P4"><text:s text:c="2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prin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DisAsm</text:span><text:span text:style-name="T18">(</text:span><text:span text:style-name="T11">2</text:span><text:span text:style-name="T18">)</text:span><text:span text:style-name="T3">,</text:span><text:span text:style-name="T23"> </text:span><text:span text:style-name="T11">"DisAsm(2) (Packet Counter) = "</text:span><text:span text:style-name="T3">,</text:span><text:span text:style-name="T23"> </text:span><text:span text:style-name="T11">1</text:span><text:span text:style-name="T18">)</text:span><text:span text:style-name="T3">;</text:span></text:p>
      <text:p text:style-name="P4"><text:s text:c="2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prin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DisAsm</text:span><text:span text:style-name="T18">(</text:span><text:span text:style-name="T11">3</text:span><text:span text:style-name="T18">)</text:span><text:span text:style-name="T3">,</text:span><text:span text:style-name="T23"> </text:span><text:span text:style-name="T11">"DisAsm(3) (SourceID) <text:s text:c="6"/>= "</text:span><text:span text:style-name="T3">,</text:span><text:span text:style-name="T23"> </text:span><text:span text:style-name="T11">1</text:span><text:span text:style-name="T18">)</text:span><text:span text:style-name="T3">;</text:span></text:p>
      <text:p text:style-name="P4"><text:s text:c="2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prin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DisAsm</text:span><text:span text:style-name="T18">(</text:span><text:span text:style-name="T11">4</text:span><text:span text:style-name="T18">)</text:span><text:span text:style-name="T3">,</text:span><text:span text:style-name="T23"> </text:span><text:span text:style-name="T11">"DisAsm(4) (Signal) <text:s text:c="8"/>= "</text:span><text:span text:style-name="T3">,</text:span><text:span text:style-name="T23"> </text:span><text:span text:style-name="T3">Nvalues_recv</text:span><text:span text:style-name="T18">)</text:span><text:span text:style-name="T3">;</text:span></text:p>
      <text:p text:style-name="P5"/>
      <text:p text:style-name="P4"><text:s text:c="2"/><text:span text:style-name="T14">// Store the input data into a shared memory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one</text:span><text:span text:style-name="T18">]</text:span><text:span text:style-name="T23"> </text:span><text:span text:style-name="T8">=</text:span><text:span text:style-name="T23"> </text:span><text:span text:style-name="T3">ld_const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11">1</text:span><text:span text:style-name="T18">)</text:span><text:span text:style-name="T3">;</text:span></text:p>
      <text:p text:style-name="P4"><text:s text:c="2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write_global_memory</text:span><text:span text:style-name="T18">(</text:span><text:span text:style-name="T21">sim</text:span><text:span text:style-name="T3">,</text:span><text:span text:style-name="T23"> </text:span><text:span text:style-name="T11">0</text:span><text:span text:style-name="T3">,</text:span><text:span text:style-name="T23"> </text:span><text:span text:style-name="T3">data</text:span><text:span text:style-name="T8">=</text:span><text:span text:style-name="T3">DisAsm</text:span><text:span text:style-name="T18">(</text:span><text:span text:style-name="T11">4</text:span><text:span text:style-name="T18">)</text:span><text:span text:style-name="T3">,</text:span><text:span text:style-name="T23"> </text:span><text:span text:style-name="T3">index</text:span><text:span text:style-name="T8">=</text:span><text:span text:style-name="T3">one,</text:span><text:span text:style-name="T23"> </text:span><text:span text:style-name="T28">...</text:span></text:p>
      <text:p text:style-name="P4"><text:s text:c="16"/><text:span text:style-name="T3">ident_str</text:span><text:span text:style-name="T8">=</text:span><text:span text:style-name="T11">"ParameterMemory"</text:span><text:span text:style-name="T3">,</text:span><text:span text:style-name="T23"> </text:span><text:span text:style-name="T3">datatype</text:span><text:span text:style-name="T8">=</text:span><text:span text:style-name="T3">ORTD</text:span><text:span text:style-name="T8">.</text:span><text:span text:style-name="T31">DATATYPE_FLOAT</text:span><text:span text:style-name="T3">,</text:span><text:span text:style-name="T23"> </text:span><text:span text:style-name="T28">...</text:span></text:p>
      <text:p text:style-name="P4"><text:s text:c="16"/><text:span text:style-name="T3">ElementsToWrite</text:span><text:span text:style-name="T8">=</text:span><text:span text:style-name="T3">Nvalues_recv</text:span><text:span text:style-name="T18">)</text:span><text:span text:style-name="T3">;</text:span></text:p>
      <text:p text:style-name="P5"/>
      <text:p text:style-name="P4"><text:s text:c="2"/><text:span text:style-name="T14">// output of schematic</text:span></text:p>
      <text:p text:style-name="P4"><text:s text:c="2"/><text:span text:style-name="T21">outlist</text:span><text:span text:style-name="T23"> </text:span><text:span text:style-name="T8">=</text:span><text:span text:style-name="T23"> </text:span><text:span text:style-name="T26">list</text:span><text:span text:style-name="T18">()</text:span><text:span text:style-name="T3">;</text:span></text:p>
      <text:p text:style-name="P2">endfunction</text:p>
      <text:p text:style-name="P5"/>
      <text:p text:style-name="P1">// The main real-time thread</text:p>
      <text:p text:style-name="P3"><text:span text:style-name="T16">function</text:span> <text:span text:style-name="T17">[</text:span><text:span text:style-name="T20">sim</text:span><text:span text:style-name="T1">, </text:span><text:span text:style-name="T20">outlist</text:span><text:span text:style-name="T1">, </text:span><text:span text:style-name="T20">userdata</text:span><text:span text:style-name="T17">]</text:span><text:span text:style-name="T7">=</text:span><text:span text:style-name="T2">Thread_MainRT</text:span><text:span text:style-name="T17">(</text:span><text:span text:style-name="T20">sim</text:span><text:span text:style-name="T1">, </text:span><text:span text:style-name="T20">inlist</text:span><text:span text:style-name="T1">, </text:span><text:span text:style-name="T20">userdata</text:span><text:span text:style-name="T17">)</text:span></text:p>
      <text:p text:style-name="P4"><text:s text:c="2"/><text:span text:style-name="T14">// This will run in a thread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Tpause</text:span><text:span text:style-name="T18">]</text:span><text:span text:style-name="T23"> </text:span><text:span text:style-name="T8">=</text:span><text:span text:style-name="T23"> </text:span><text:span text:style-name="T3">ld_const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11">1</text:span><text:span text:style-name="T8">/</text:span><text:span text:style-name="T11">20</text:span><text:span text:style-name="T18">)</text:span><text:span text:style-name="T3">;</text:span><text:span text:style-name="T23"> <text:s/></text:span><text:span text:style-name="T14">// The sampling time that is constant at 20 Hz in this example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out</text:span><text:span text:style-name="T18">]</text:span><text:span text:style-name="T23"> </text:span><text:span text:style-name="T8">=</text:span><text:span text:style-name="T23"> </text:span><text:span text:style-name="T3">ld_ClockSync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in</text:span><text:span text:style-name="T8">=</text:span><text:span text:style-name="T3">Tpause</text:span><text:span text:style-name="T18">)</text:span><text:span text:style-name="T3">;</text:span><text:span text:style-name="T23"> </text:span><text:span text:style-name="T14">// synchronise this simulation</text:span></text:p>
      <text:p text:style-name="P5"/>
      <text:p text:style-name="P4"><text:s text:c="2"/><text:span text:style-name="T14">//</text:span></text:p>
      <text:p text:style-name="P4"><text:s text:c="2"/><text:span text:style-name="T14">// Add you own control system here</text:span></text:p>
      <text:p text:style-name="P4"><text:s text:c="2"/><text:span text:style-name="T14">//</text:span></text:p>
      <text:p text:style-name="P5"/>
      <text:p text:style-name="P4"><text:s text:c="2"/><text:span text:style-name="T14">// Open an UDP-Port</text:span></text:p>
      <text:p text:style-name="P4"><text:s text:c="2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UDPSocket_shObj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ObjectIdentifyer</text:span><text:span text:style-name="T8">=</text:span><text:span text:style-name="T11">"aSocket"</text:span><text:span text:style-name="T3">,</text:span><text:span text:style-name="T23"> </text:span><text:span text:style-name="T3">Visibility</text:span><text:span text:style-name="T8">=</text:span><text:span text:style-name="T11">0</text:span><text:span text:style-name="T3">,</text:span><text:span text:style-name="T23"> </text:span><text:span text:style-name="T3">hostname</text:span><text:span text:style-name="T8">=</text:span><text:span text:style-name="T11">"127.0.0.1"</text:span><text:span text:style-name="T3">,</text:span><text:span text:style-name="T23"> </text:span></text:p>
      <text:p text:style-name="P4"><text:span text:style-name="T3"><text:s text:c="29"/>UDPPort</text:span><text:span text:style-name="T8">=</text:span><text:span text:style-name="T11">10001</text:span><text:span text:style-name="T18">)</text:span><text:span text:style-name="T3">;</text:span></text:p>
      <text:p text:style-name="P5"/>
      <text:p text:style-name="P4"><text:s text:c="2"/><text:span text:style-name="T14">// Number of parameters</text:span></text:p>
      <text:p text:style-name="P4"><text:s text:c="2"/><text:span text:style-name="T3">Nvalues_recv</text:span><text:span text:style-name="T23"> </text:span><text:span text:style-name="T8">=</text:span><text:span text:style-name="T23"> </text:span><text:span text:style-name="T11">2</text:span><text:span text:style-name="T3">;</text:span></text:p>
      <text:p text:style-name="P5"/>
      <text:p text:style-name="P4"><text:s text:c="2"/><text:span text:style-name="T14">// initialise a global memory for storing the input data for the computation</text:span></text:p>
      <text:p text:style-name="P4"><text:s text:c="2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global_memory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ident_str</text:span><text:span text:style-name="T8">=</text:span><text:span text:style-name="T11">"ParameterMemory"</text:span><text:span text:style-name="T3">,</text:span><text:span text:style-name="T23"> </text:span><text:span text:style-name="T28">...</text:span><text:span text:style-name="T23"> </text:span></text:p>
      <text:p text:style-name="P4"><text:s text:c="14"/><text:span text:style-name="T3">datatype</text:span><text:span text:style-name="T8">=</text:span><text:span text:style-name="T3">ORTD</text:span><text:span text:style-name="T8">.</text:span><text:span text:style-name="T31">DATATYPE_FLOAT</text:span><text:span text:style-name="T3">,</text:span><text:span text:style-name="T23"> </text:span><text:span text:style-name="T3">len</text:span><text:span text:style-name="T8">=</text:span><text:span text:style-name="T3">Nvalues_recv,</text:span><text:span text:style-name="T23"> </text:span><text:span text:style-name="T28">...</text:span></text:p>
      <text:p text:style-name="P4"><text:s text:c="14"/><text:span text:style-name="T3">initial_data</text:span><text:span text:style-name="T8">=</text:span><text:span text:style-name="T18">[</text:span><text:span text:style-name="T26">zeros</text:span><text:span text:style-name="T18">(</text:span><text:span text:style-name="T3">Nvalues_recv,</text:span><text:span text:style-name="T11">1</text:span><text:span text:style-name="T18">)]</text:span><text:span text:style-name="T3">,</text:span><text:span text:style-name="T23"> </text:span><text:span text:style-name="T28">...</text:span><text:span text:style-name="T23"> </text:span></text:p>
      <text:p text:style-name="P4"><text:s text:c="14"/><text:span text:style-name="T3">visibility</text:span><text:span text:style-name="T8">=</text:span><text:span text:style-name="T11">'global'</text:span><text:span text:style-name="T3">,</text:span><text:span text:style-name="T23"> </text:span><text:span text:style-name="T3">useMutex</text:span><text:span text:style-name="T8">=</text:span><text:span text:style-name="T11">1</text:span><text:span text:style-name="T18">)</text:span><text:span text:style-name="T3">;</text:span></text:p>
      <text:p text:style-name="P5"/>
      <text:p text:style-name="P4"><text:s text:c="2"/><text:span text:style-name="T14">// Create thread for the receiver</text:span></text:p>
      <text:p text:style-name="P4"><text:s text:c="2"/><text:span text:style-name="T3">ThreadPrioStruct</text:span><text:span text:style-name="T8">.</text:span><text:span text:style-name="T31">prio1</text:span><text:span text:style-name="T8">=</text:span><text:span text:style-name="T3">ORTD</text:span><text:span text:style-name="T8">.</text:span><text:span text:style-name="T31">ORTD_RT_NORMALTASK</text:span><text:span text:style-name="T3">,</text:span><text:span text:style-name="T23"> </text:span><text:span text:style-name="T3">ThreadPrioStruct</text:span><text:span text:style-name="T8">.</text:span><text:span text:style-name="T31">prio2</text:span><text:span text:style-name="T8">=</text:span><text:span text:style-name="T11">0</text:span><text:span text:style-name="T3">,</text:span><text:span text:style-name="T23"> </text:span><text:span text:style-name="T3">ThreadPrioStruct</text:span><text:span text:style-name="T8">.</text:span><text:span text:style-name="T31">cpu</text:span><text:span text:style-name="T23"> </text:span><text:span text:style-name="T8">=</text:span><text:span text:style-name="T23"> </text:span><text:span text:style-name="T8">-</text:span><text:span text:style-name="T11">1</text:span><text:span text:style-name="T3">;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startcalc</text:span><text:span text:style-name="T18">]</text:span><text:span text:style-name="T23"> </text:span><text:span text:style-name="T8">=</text:span><text:span text:style-name="T23"> </text:span><text:span text:style-name="T3">ld_const</text:span><text:span text:style-name="T18">(</text:span><text:span text:style-name="T21">sim</text:span><text:span text:style-name="T3">,</text:span><text:span text:style-name="T23"> </text:span><text:span text:style-name="T11">0</text:span><text:span text:style-name="T3">,</text:span><text:span text:style-name="T23"> </text:span><text:span text:style-name="T11">1</text:span><text:span text:style-name="T18">)</text:span><text:span text:style-name="T3">;</text:span><text:span text:style-name="T23"> </text:span><text:span text:style-name="T14">// triggers your computation during each time step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21">outlist</text:span><text:span text:style-name="T3">,</text:span><text:span text:style-name="T23"> </text:span><text:span text:style-name="T3">computation_finished</text:span><text:span text:style-name="T18">]</text:span><text:span text:style-name="T23"> </text:span><text:span text:style-name="T8">=</text:span><text:span text:style-name="T23"> </text:span><text:span text:style-name="T3">ld_async_simulation</text:span><text:span text:style-name="T18">(</text:span><text:span text:style-name="T21">sim</text:span><text:span text:style-name="T3">,</text:span><text:span text:style-name="T23"> </text:span><text:span text:style-name="T11">0</text:span><text:span text:style-name="T3">,</text:span><text:span text:style-name="T23"> </text:span><text:span text:style-name="T28">...</text:span></text:p>
      <text:p text:style-name="P4"><text:s text:c="12"/><text:span text:style-name="T21">inlist</text:span><text:span text:style-name="T8">=</text:span><text:span text:style-name="T26">list</text:span><text:span text:style-name="T18">()</text:span><text:span text:style-name="T3">,</text:span><text:span text:style-name="T23"> </text:span><text:span text:style-name="T28">...</text:span></text:p>
      <text:p text:style-name="P4"><text:s text:c="12"/><text:span text:style-name="T3">insizes</text:span><text:span text:style-name="T8">=</text:span><text:span text:style-name="T18">[]</text:span><text:span text:style-name="T3">,</text:span><text:span text:style-name="T23"> </text:span><text:span text:style-name="T3">outsizes</text:span><text:span text:style-name="T8">=</text:span><text:span text:style-name="T18">[]</text:span><text:span text:style-name="T3">,</text:span><text:span text:style-name="T23"> </text:span><text:span text:style-name="T28">...</text:span></text:p>
      <text:p text:style-name="P4"><text:s text:c="12"/><text:span text:style-name="T3">intypes</text:span><text:span text:style-name="T8">=</text:span><text:span text:style-name="T18">[]</text:span><text:span text:style-name="T3">,</text:span><text:span text:style-name="T23"> </text:span><text:span text:style-name="T3">outtypes</text:span><text:span text:style-name="T8">=</text:span><text:span text:style-name="T18">[]</text:span><text:span text:style-name="T3">,</text:span><text:span text:style-name="T23"> </text:span><text:span text:style-name="T28">...</text:span></text:p>
      <text:p text:style-name="P4"><text:s text:c="12"/><text:span text:style-name="T3">nested_fn</text:span><text:span text:style-name="T23"> </text:span><text:span text:style-name="T8">=</text:span><text:span text:style-name="T23"> </text:span><text:span text:style-name="T4">UDPReceiverThread</text:span><text:span text:style-name="T3">,</text:span><text:span text:style-name="T23"> </text:span><text:span text:style-name="T28">...</text:span></text:p>
      <text:p text:style-name="P4"><text:s text:c="12"/><text:span text:style-name="T3">TriggerSignal</text:span><text:span text:style-name="T8">=</text:span><text:span text:style-name="T3">startcalc,</text:span><text:span text:style-name="T23"> </text:span><text:span text:style-name="T3">name</text:span><text:span text:style-name="T8">=</text:span><text:span text:style-name="T11">"Thread1"</text:span><text:span text:style-name="T3">,</text:span><text:span text:style-name="T23"> </text:span><text:span text:style-name="T28">...</text:span></text:p>
      <text:p text:style-name="P4"><text:s text:c="12"/><text:span text:style-name="T3">ThreadPrioStruct,</text:span><text:span text:style-name="T23"> </text:span><text:span text:style-name="T21">userdata</text:span><text:span text:style-name="T8">=</text:span><text:span text:style-name="T26">list</text:span><text:span text:style-name="T18">()</text:span><text:span text:style-name="T23"> </text:span><text:span text:style-name="T18">)</text:span><text:span text:style-name="T3">;</text:span></text:p>
      <text:p text:style-name="P5"/>
      <text:p text:style-name="P4"><text:s text:c="2"/><text:span text:style-name="T14">// Read the parameters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readI</text:span><text:span text:style-name="T18">]</text:span><text:span text:style-name="T23"> </text:span><text:span text:style-name="T8">=</text:span><text:span text:style-name="T23"> </text:span><text:span text:style-name="T3">ld_const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11">1</text:span><text:span text:style-name="T18">)</text:span><text:span text:style-name="T3">;</text:span><text:span text:style-name="T23"> </text:span><text:span text:style-name="T14">// start at index 1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Parameter1</text:span><text:span text:style-name="T18">]</text:span><text:span text:style-name="T23"> </text:span><text:span text:style-name="T8">=</text:span><text:span text:style-name="T23"> </text:span><text:span text:style-name="T3">ld_read_global_memory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index</text:span><text:span text:style-name="T8">=</text:span><text:span text:style-name="T3">readI,</text:span><text:span text:style-name="T23"> </text:span><text:span text:style-name="T3">ident_str</text:span><text:span text:style-name="T8">=</text:span><text:span text:style-name="T11">"ParameterMemory"</text:span><text:span text:style-name="T3">,</text:span><text:span text:style-name="T23"> </text:span><text:span text:style-name="T28">...</text:span></text:p>
      <text:p text:style-name="P4"><text:s text:c="26"/><text:span text:style-name="T3">datatype</text:span><text:span text:style-name="T8">=</text:span><text:span text:style-name="T3">ORTD</text:span><text:span text:style-name="T8">.</text:span><text:span text:style-name="T31">DATATYPE_FLOAT</text:span><text:span text:style-name="T3">,</text:span><text:span text:style-name="T23"> </text:span><text:span text:style-name="T11">1</text:span><text:span text:style-name="T18">)</text:span><text:span text:style-name="T3">;</text:span></text:p>
      <text:p text:style-name="P5"/>
      <text:p text:style-name="P4"><text:s text:c="2"/><text:span text:style-name="T18">[</text:span><text:span text:style-name="T21">sim</text:span><text:span text:style-name="T3">,</text:span><text:span text:style-name="T23"> </text:span><text:span text:style-name="T3">readI</text:span><text:span text:style-name="T18">]</text:span><text:span text:style-name="T23"> </text:span><text:span text:style-name="T8">=</text:span><text:span text:style-name="T23"> </text:span><text:span text:style-name="T3">ld_const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11">2</text:span><text:span text:style-name="T18">)</text:span><text:span text:style-name="T3">;</text:span><text:span text:style-name="T23"> </text:span><text:span text:style-name="T14">// start at index 2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Parameter2</text:span><text:span text:style-name="T18">]</text:span><text:span text:style-name="T23"> </text:span><text:span text:style-name="T8">=</text:span><text:span text:style-name="T23"> </text:span><text:span text:style-name="T3">ld_read_global_memory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index</text:span><text:span text:style-name="T8">=</text:span><text:span text:style-name="T3">readI,</text:span><text:span text:style-name="T23"> </text:span><text:span text:style-name="T3">ident_str</text:span><text:span text:style-name="T8">=</text:span><text:span text:style-name="T11">"ParameterMemory"</text:span><text:span text:style-name="T3">,</text:span><text:span text:style-name="T23"> </text:span><text:span text:style-name="T28">...</text:span></text:p>
      <text:p text:style-name="P4"><text:s text:c="26"/><text:span text:style-name="T3">datatype</text:span><text:span text:style-name="T8">=</text:span><text:span text:style-name="T3">ORTD</text:span><text:span text:style-name="T8">.</text:span><text:span text:style-name="T31">DATATYPE_FLOAT</text:span><text:span text:style-name="T3">,</text:span><text:span text:style-name="T23"> </text:span><text:span text:style-name="T11">1</text:span><text:span text:style-name="T18">)</text:span><text:span text:style-name="T3">;</text:span></text:p>
      <text:p text:style-name="P4"/>
      <text:p text:style-name="P4"><text:s text:c="2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prin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Parameter1,</text:span><text:span text:style-name="T23"> </text:span><text:span text:style-name="T11">"Parameter1 "</text:span><text:span text:style-name="T3">,</text:span><text:span text:style-name="T23"> </text:span><text:span text:style-name="T11">1</text:span><text:span text:style-name="T18">)</text:span><text:span text:style-name="T3">;</text:span></text:p>
      <text:p text:style-name="P4"><text:s text:c="2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prin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Parameter2,</text:span><text:span text:style-name="T23"> </text:span><text:span text:style-name="T11">"Parameter2 "</text:span><text:span text:style-name="T3">,</text:span><text:span text:style-name="T23"> </text:span><text:span text:style-name="T11">1</text:span><text:span text:style-name="T18">)</text:span><text:span text:style-name="T3">;</text:span></text:p>
      <text:p text:style-name="P5"/>
      <text:p text:style-name="P4"><text:s text:c="2"/><text:span text:style-name="T14">// The system to control</text:span></text:p>
      <text:p text:style-name="P4"><text:s text:c="2"/><text:span text:style-name="T3">T_a</text:span><text:span text:style-name="T23"> </text:span><text:span text:style-name="T8">=</text:span><text:span text:style-name="T23"> </text:span><text:span text:style-name="T11">0.1</text:span><text:span text:style-name="T3">;</text:span><text:span text:style-name="T23"> </text:span><text:span text:style-name="T18">[</text:span><text:span text:style-name="T21">sim</text:span><text:span text:style-name="T3">,</text:span><text:span text:style-name="T23"> </text:span><text:span text:style-name="T3">x,v</text:span><text:span text:style-name="T18">]</text:span><text:span text:style-name="T23"> </text:span><text:span text:style-name="T8">=</text:span><text:span text:style-name="T23"> </text:span><text:span text:style-name="T4">damped_oscillator</text:span><text:span text:style-name="T18">(</text:span><text:span text:style-name="T21">sim</text:span><text:span text:style-name="T3">,</text:span><text:span text:style-name="T23"> </text:span><text:span text:style-name="T3">Parameter1</text:span><text:span text:style-name="T18">)</text:span><text:span text:style-name="T3">;</text:span></text:p>
      <text:p text:style-name="P5"/>
      <text:p text:style-name="P4"><text:s text:c="2"/><text:span text:style-name="T14">// send</text:span></text:p>
      <text:p text:style-name="P4"><text:s text:c="2"/><text:span text:style-name="T18">[</text:span><text:span text:style-name="T21">sim</text:span><text:span text:style-name="T3">,</text:span><text:span text:style-name="T23"> </text:span><text:span text:style-name="T3">Signal</text:span><text:span text:style-name="T18">]</text:span><text:span text:style-name="T23"> </text:span><text:span text:style-name="T8">=</text:span><text:span text:style-name="T23"> </text:span><text:span text:style-name="T3">ld_mux</text:span><text:span text:style-name="T18">(</text:span><text:span text:style-name="T21">sim</text:span><text:span text:style-name="T3">,</text:span><text:span text:style-name="T23"> </text:span><text:span text:style-name="T11">0</text:span><text:span text:style-name="T3">,</text:span><text:span text:style-name="T23"> </text:span><text:span text:style-name="T11">2</text:span><text:span text:style-name="T3">,</text:span><text:span text:style-name="T23"> </text:span><text:span text:style-name="T26">list</text:span><text:span text:style-name="T18">(</text:span><text:span text:style-name="T3">x,v</text:span><text:span text:style-name="T18">))</text:span><text:span text:style-name="T3">;</text:span></text:p>
      <text:p text:style-name="P4"><text:s text:c="2"/><text:span text:style-name="T18">[</text:span><text:span text:style-name="T21">sim</text:span><text:span text:style-name="T18">]</text:span><text:span text:style-name="T8">=</text:span><text:span text:style-name="T4">SendUDP</text:span><text:span text:style-name="T18">(</text:span><text:span text:style-name="T21">sim</text:span><text:span text:style-name="T3">,</text:span><text:span text:style-name="T23"> </text:span><text:span text:style-name="T3">Signal,</text:span><text:span text:style-name="T23"> </text:span><text:span text:style-name="T3">NValues_send</text:span><text:span text:style-name="T8">=</text:span><text:span text:style-name="T11">2</text:span><text:span text:style-name="T18">)</text:span><text:span text:style-name="T3">;</text:span></text:p>
      <text:p text:style-name="P5"/>
      <text:p text:style-name="P4"><text:s text:c="2"/><text:span text:style-name="T21">outlist</text:span><text:span text:style-name="T23"> </text:span><text:span text:style-name="T8">=</text:span><text:span text:style-name="T23"> </text:span><text:span text:style-name="T26">list</text:span><text:span text:style-name="T18">()</text:span><text:span text:style-name="T3">;</text:span></text:p>
      <text:p text:style-name="P2">endfunction</text:p>
      <text:p text:style-name="P5"><text:soft-page-break/><text:span text:style-name="T33">// This is the main top level schematic</text:span></text:p>
      <text:p text:style-name="P3"><text:span text:style-name="T16">function</text:span> <text:span text:style-name="T17">[</text:span><text:span text:style-name="T20">sim</text:span><text:span text:style-name="T1">, </text:span><text:span text:style-name="T20">outlist</text:span><text:span text:style-name="T17">]</text:span><text:span text:style-name="T7">=</text:span><text:span text:style-name="T2">schematic_fn</text:span><text:span text:style-name="T17">(</text:span><text:span text:style-name="T20">sim</text:span><text:span text:style-name="T1">, </text:span><text:span text:style-name="T20">inlist</text:span><text:span text:style-name="T17">)</text:span> <text:s/></text:p>
      <text:p text:style-name="P5"/>
      <text:p text:style-name="P1">// </text:p>
      <text:p text:style-name="P1">// Create a thread that runs the control system</text:p>
      <text:p text:style-name="P1">// </text:p>
      <text:p text:style-name="P4"><text:s text:c="3"/></text:p>
      <text:p text:style-name="P4"><text:s text:c="8"/><text:span text:style-name="T3">ThreadPrioStruct</text:span><text:span text:style-name="T8">.</text:span><text:span text:style-name="T31">prio1</text:span><text:span text:style-name="T8">=</text:span><text:span text:style-name="T3">ORTD</text:span><text:span text:style-name="T8">.</text:span><text:span text:style-name="T31">ORTD_RT_NORMALTASK</text:span><text:span text:style-name="T3">;</text:span><text:span text:style-name="T23"> </text:span><text:span text:style-name="T14">// or <text:s/>ORTD.ORTD_RT_NORMALTASK</text:span></text:p>
      <text:p text:style-name="P4"><text:s text:c="8"/><text:span text:style-name="T3">ThreadPrioStruct</text:span><text:span text:style-name="T8">.</text:span><text:span text:style-name="T31">prio2</text:span><text:span text:style-name="T8">=</text:span><text:span text:style-name="T11">0</text:span><text:span text:style-name="T3">;</text:span><text:span text:style-name="T23"> </text:span><text:span text:style-name="T14">// for ORTD.ORTD_RT_REALTIMETASK: 1-99 as described in <text:s text:c="2"/>man sched_setscheduler</text:span></text:p>
      <text:p text:style-name="P4"><text:s text:c="34"/><text:span text:style-name="T14">// for ORTD.ORTD_RT_NORMALTASK this is the nice-value (higher value means less</text:span></text:p>
      <text:p text:style-name="P4"><text:span text:style-name="T14"><text:s text:c="34"/>// priority)</text:span></text:p>
      <text:p text:style-name="P4"><text:s text:c="8"/><text:span text:style-name="T3">ThreadPrioStruct</text:span><text:span text:style-name="T8">.</text:span><text:span text:style-name="T31">cpu</text:span><text:span text:style-name="T23"> </text:span><text:span text:style-name="T8">=</text:span><text:span text:style-name="T23"> </text:span><text:span text:style-name="T8">-</text:span><text:span text:style-name="T11">1</text:span><text:span text:style-name="T3">;</text:span><text:span text:style-name="T23"> </text:span><text:span text:style-name="T14">// The CPU on which the thread will run; -1 dynamically assigns to a CPU, </text:span></text:p>
      <text:p text:style-name="P4"><text:s text:c="35"/><text:span text:style-name="T14">// counting of the CPUs starts at 0</text:span></text:p>
      <text:p text:style-name="P5"/>
      <text:p text:style-name="P4"><text:s text:c="8"/><text:span text:style-name="T18">[</text:span><text:span text:style-name="T21">sim</text:span><text:span text:style-name="T3">,</text:span><text:span text:style-name="T23"> </text:span><text:span text:style-name="T3">StartThread</text:span><text:span text:style-name="T18">]</text:span><text:span text:style-name="T23"> </text:span><text:span text:style-name="T8">=</text:span><text:span text:style-name="T23"> </text:span><text:span text:style-name="T3">ld_initimpuls</text:span><text:span text:style-name="T18">(</text:span><text:span text:style-name="T21">sim</text:span><text:span text:style-name="T3">,</text:span><text:span text:style-name="T23"> </text:span><text:span text:style-name="T3">ev</text:span><text:span text:style-name="T18">)</text:span><text:span text:style-name="T3">;</text:span><text:span text:style-name="T23"> </text:span><text:span text:style-name="T14">// triggers your computation only once</text:span></text:p>
      <text:p text:style-name="P4"><text:s text:c="8"/><text:span text:style-name="T18">[</text:span><text:span text:style-name="T21">sim</text:span><text:span text:style-name="T3">,</text:span><text:span text:style-name="T23"> </text:span><text:span text:style-name="T21">outlist</text:span><text:span text:style-name="T3">,</text:span><text:span text:style-name="T23"> </text:span><text:span text:style-name="T3">computation_finished</text:span><text:span text:style-name="T18">]</text:span><text:span text:style-name="T23"> </text:span><text:span text:style-name="T8">=</text:span><text:span text:style-name="T23"> </text:span><text:span text:style-name="T3">ld_async_simulation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8">...</text:span></text:p>
      <text:p text:style-name="P4"><text:s text:c="30"/><text:span text:style-name="T21">inlist</text:span><text:span text:style-name="T8">=</text:span><text:span text:style-name="T26">list</text:span><text:span text:style-name="T18">()</text:span><text:span text:style-name="T3">,</text:span><text:span text:style-name="T23"> </text:span><text:span text:style-name="T28">...</text:span></text:p>
      <text:p text:style-name="P4"><text:s text:c="30"/><text:span text:style-name="T3">insizes</text:span><text:span text:style-name="T8">=</text:span><text:span text:style-name="T18">[]</text:span><text:span text:style-name="T3">,</text:span><text:span text:style-name="T23"> </text:span><text:span text:style-name="T3">outsizes</text:span><text:span text:style-name="T8">=</text:span><text:span text:style-name="T18">[]</text:span><text:span text:style-name="T3">,</text:span><text:span text:style-name="T23"> </text:span><text:span text:style-name="T28">...</text:span></text:p>
      <text:p text:style-name="P4"><text:s text:c="30"/><text:span text:style-name="T3">intypes</text:span><text:span text:style-name="T8">=</text:span><text:span text:style-name="T18">[]</text:span><text:span text:style-name="T3">,</text:span><text:span text:style-name="T23"> </text:span><text:span text:style-name="T3">outtypes</text:span><text:span text:style-name="T8">=</text:span><text:span text:style-name="T18">[]</text:span><text:span text:style-name="T3">,</text:span><text:span text:style-name="T23"> </text:span><text:span text:style-name="T28">...</text:span></text:p>
      <text:p text:style-name="P4"><text:s text:c="30"/><text:span text:style-name="T3">nested_fn</text:span><text:span text:style-name="T23"> </text:span><text:span text:style-name="T8">=</text:span><text:span text:style-name="T23"> </text:span><text:span text:style-name="T4">Thread_MainRT</text:span><text:span text:style-name="T3">,</text:span><text:span text:style-name="T23"> </text:span><text:span text:style-name="T28">...</text:span></text:p>
      <text:p text:style-name="P4"><text:s text:c="30"/><text:span text:style-name="T3">TriggerSignal</text:span><text:span text:style-name="T8">=</text:span><text:span text:style-name="T3">StartThread,</text:span><text:span text:style-name="T23"> </text:span><text:span text:style-name="T3">name</text:span><text:span text:style-name="T8">=</text:span><text:span text:style-name="T11">"MainRealtimeThread"</text:span><text:span text:style-name="T3">,</text:span><text:span text:style-name="T23"> </text:span><text:span text:style-name="T28">...</text:span></text:p>
      <text:p text:style-name="P4"><text:s text:c="30"/><text:span text:style-name="T3">ThreadPrioStruct,</text:span><text:span text:style-name="T23"> </text:span><text:span text:style-name="T3">userdata</text:span><text:span text:style-name="T8">=</text:span><text:span text:style-name="T26">list</text:span><text:span text:style-name="T18">()</text:span><text:span text:style-name="T23"> </text:span><text:span text:style-name="T18">)</text:span><text:span text:style-name="T3">;</text:span></text:p>
      <text:p text:style-name="P4"><text:s text:c="7"/></text:p>
      <text:p text:style-name="P4"><text:s text:c="3"/><text:span text:style-name="T14">// output of schematic (empty)</text:span></text:p>
      <text:p text:style-name="P4"><text:s text:c="3"/><text:span text:style-name="T21">outlist</text:span><text:span text:style-name="T23"> </text:span><text:span text:style-name="T8">=</text:span><text:span text:style-name="T23"> </text:span><text:span text:style-name="T26">list</text:span><text:span text:style-name="T18">()</text:span><text:span text:style-name="T3">;</text:span></text:p>
      <text:p text:style-name="P2">endfunction</text:p>
      <text:p text:style-name="P5"/>
      <text:p text:style-name="P4"><text:s text:c="2"/></text:p>
      <text:p text:style-name="P5"/>
      <text:p text:style-name="P1">//</text:p>
      <text:p text:style-name="P1">// Set-up (no detailed understanding necessary)</text:p>
      <text:p text:style-name="P1">//</text:p>
      <text:p text:style-name="P5"/>
      <text:p text:style-name="P3"><text:span text:style-name="T1">thispath</text:span> <text:span text:style-name="T7">=</text:span> <text:span text:style-name="T25">get_absolute_file_path</text:span><text:span text:style-name="T17">(</text:span><text:span text:style-name="T1">ProgramName</text:span><text:span text:style-name="T7">+</text:span><text:span text:style-name="T10">'.sce'</text:span><text:span text:style-name="T17">)</text:span><text:span text:style-name="T1">;</text:span></text:p>
      <text:p text:style-name="P3"><text:span text:style-name="T25">cd</text:span><text:span text:style-name="T17">(</text:span><text:span text:style-name="T1">thispath</text:span><text:span text:style-name="T17">)</text:span><text:span text:style-name="T1">;</text:span></text:p>
      <text:p text:style-name="P3"><text:span text:style-name="T1">z</text:span> <text:span text:style-name="T7">=</text:span> <text:span text:style-name="T25">poly</text:span><text:span text:style-name="T17">(</text:span><text:span text:style-name="T10">0</text:span><text:span text:style-name="T1">,</text:span><text:span text:style-name="T10">'z'</text:span><text:span text:style-name="T17">)</text:span><text:span text:style-name="T1">;</text:span></text:p>
      <text:p text:style-name="P5"/>
      <text:p text:style-name="P1">// defile ev</text:p>
      <text:p text:style-name="P3"><text:span text:style-name="T1">ev</text:span> <text:span text:style-name="T7">=</text:span> <text:span text:style-name="T17">[</text:span><text:span text:style-name="T10">0</text:span><text:span text:style-name="T17">]</text:span><text:span text:style-name="T1">;</text:span> <text:span text:style-name="T13">// main event</text:span></text:p>
      <text:p text:style-name="P5"/>
      <text:p text:style-name="P3"><text:span text:style-name="T13">// set-up schematic by calling the user defined function "schematic_fn"</text:span></text:p>
      <text:p text:style-name="P3"><text:span text:style-name="T1">insizes</text:span> <text:span text:style-name="T7">=</text:span> <text:span text:style-name="T17">[]</text:span><text:span text:style-name="T1">;</text:span> <text:span text:style-name="T1">outsizes</text:span><text:span text:style-name="T7">=</text:span><text:span text:style-name="T17">[]</text:span><text:span text:style-name="T1">;</text:span></text:p>
      <text:p text:style-name="P3"><text:span text:style-name="T17">[</text:span><text:span text:style-name="T1">sim_container_irpar,</text:span> <text:span text:style-name="T1">sim</text:span><text:span text:style-name="T17">]</text:span><text:span text:style-name="T7">=</text:span><text:span text:style-name="T1">libdyn_setup_schematic</text:span><text:span text:style-name="T17">(</text:span><text:span text:style-name="T2">schematic_fn</text:span><text:span text:style-name="T1">,</text:span> <text:span text:style-name="T1">insizes,</text:span> <text:span text:style-name="T1">outsizes</text:span><text:span text:style-name="T17">)</text:span><text:span text:style-name="T1">;</text:span></text:p>
      <text:p text:style-name="P5"/>
      <text:p text:style-name="P1">// pack the simulation into a irpar container</text:p>
      <text:p text:style-name="P3"><text:span text:style-name="T1">parlist</text:span> <text:span text:style-name="T7">=</text:span> <text:span text:style-name="T1">new_irparam_set</text:span><text:span text:style-name="T17">()</text:span><text:span text:style-name="T1">;</text:span></text:p>
      <text:p text:style-name="P3"><text:span text:style-name="T1">parlist</text:span> <text:span text:style-name="T7">=</text:span> <text:span text:style-name="T1">new_irparam_container</text:span><text:span text:style-name="T17">(</text:span><text:span text:style-name="T1">parlist,</text:span> <text:span text:style-name="T1">sim_container_irpar,</text:span> <text:span text:style-name="T10">901</text:span><text:span text:style-name="T17">)</text:span><text:span text:style-name="T1">;</text:span> <text:span text:style-name="T13">// pack simulations into irpar container with id = 901</text:span></text:p>
      <text:p text:style-name="P3"><text:span text:style-name="T1">par</text:span> <text:span text:style-name="T7">=</text:span> <text:span text:style-name="T1">combine_irparam</text:span><text:span text:style-name="T17">(</text:span><text:span text:style-name="T1">parlist</text:span><text:span text:style-name="T17">)</text:span><text:span text:style-name="T1">;</text:span> <text:span text:style-name="T13">// complete irparam set</text:span></text:p>
      <text:p text:style-name="P3"><text:span text:style-name="T1">save_irparam</text:span><text:span text:style-name="T17">(</text:span><text:span text:style-name="T1">par,</text:span> <text:span text:style-name="T1">ProgramName</text:span><text:span text:style-name="T7">+</text:span><text:span text:style-name="T10">'.ipar'</text:span><text:span text:style-name="T1">,</text:span> <text:span text:style-name="T1">ProgramName</text:span><text:span text:style-name="T7">+</text:span><text:span text:style-name="T10">'.rpar'</text:span><text:span text:style-name="T17">)</text:span><text:span text:style-name="T1">;</text:span> <text:span text:style-name="T13">// Save the schematic to disk</text:span></text:p>
      <text:p text:style-name="P5"/>
      <text:p text:style-name="P1">// clear</text:p>
      <text:p text:style-name="P6"><text:span text:style-name="T1">par</text:span><text:span text:style-name="T7">.</text:span><text:span text:style-name="T30">ipar</text:span> <text:span text:style-name="T7">=</text:span> <text:span text:style-name="T17">[]</text:span><text:span text:style-name="T1">;</text:span> <text:span text:style-name="T1">par</text:span><text:span text:style-name="T7">.</text:span><text:span text:style-name="T30">rpar</text:span> <text:span text:style-name="T7">=</text:span> <text:span text:style-name="T17">[]</text:span><text:span text:style-name="T1">;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Monospaced1" svg:font-family="Monospaced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1:29:41</meta:creation-date>
    <dc:date>2014-06-02T11:34:57</dc:date>
    <meta:editing-duration>PT59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177" meta:word-count="963" meta:character-count="8610" meta:non-whitespace-character-count="6672"/>
  </office:meta>
</office:document-meta>
</file>